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artHttpMessageReader.getReadabl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HttpMessageReader.setMaxHeadersSize( int by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HttpMessageReader.getBlockingOperation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HttpMessageReader.setStreaming( boolean stream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HttpMessageReader.setBlockingOperationScheduler( Scheduler blockingOperation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rtHttpMessageReader.read( ResolvableType elementType , ReactiveHttpInputMessage message , Map &lt; String , Object &gt;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PartHttpMessageReader.setMaxDiskUsagePerPart( long maxDiskUsagePer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HttpMessageReader.setMaxInMemorySize( int maxInMemor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aultPartHttpMessageReader.canRead( ResolvableType elementType , @ Nullable MediaType medi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rtHttpMessageReader.setMaxParts( int maxPa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HttpMessageReader.setFileStorageDirectory( Path fileStorag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rtHttpMessageReader.tooManyParts( AtomicInteger part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rtHttpMessageReader.setHeadersCharset( Charset headers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rtHttpMessageReader.readMono( ResolvableType elementType , ReactiveHttpInputMessage messag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HttpMessageReader.getMaxInMemo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